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1" svg:font-family="Andalus"/>
    <style:font-face style:name="Arial1" svg:font-family="Arial"/>
    <style:font-face style:name="Calibri1" svg:font-family="Calibri"/>
    <style:font-face style:name="DejaVu Sans2" svg:font-family="'DejaVu Sans'"/>
    <style:font-face style:name="Andalus" svg:font-family="Andalus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3.68cm" fo:min-width="29.208cm" fo:padding-top="0cm" fo:padding-bottom="0cm" fo:padding-left="0cm" fo:padding-right="0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186cm" fo:min-width="28.68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textarea-vertical-align="middle" draw:fit-to-contour="true" fo:min-height="11.048cm" draw:visible-area-left="0cm" draw:visible-area-top="0cm" draw:visible-area-width="5cm" draw:visible-area-height="5cm" draw:ole-draw-aspect="1"/>
    </style:style>
    <style:style style:name="pr1" style:family="presentation" style:parent-style-name="Title_2c__20_Content-notes">
      <style:graphic-properties draw:fill-color="#ffffff" fo:min-height="12.572cm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_20_1-notes">
      <style:graphic-properties draw:fill-color="#ffffff" fo:min-height="12.572cm"/>
    </style:style>
    <style:style style:name="pr5" style:family="presentation" style:parent-style-name="Default_20_1-title">
      <style:graphic-properties fo:min-height="3.679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/>
    </style:style>
    <style:style style:name="P6" style:family="paragraph">
      <style:paragraph-properties fo:margin-left="0cm" fo:margin-right="0cm" fo:margin-top="0cm" fo:margin-bottom="0cm" fo:line-height="9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top="0cm" fo:margin-bottom="0cm" fo:line-height="90%" fo:text-align="start"/>
      <style:text-properties fo:font-size="18pt"/>
    </style:style>
    <style:style style:name="P9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margin-top="0cm" fo:margin-bottom="0cm"/>
    </style:style>
    <style:style style:name="T1" style:family="text">
      <style:text-properties fo:font-variant="small-caps" fo:color="#000000" style:text-line-through-style="none" style:text-line-through-type="none" style:text-position="0% 100%" style:font-name="Andalus1" fo:font-size="60pt" fo:letter-spacing="normal" fo:font-style="normal" style:text-underline-style="none" fo:font-weight="normal" style:font-name-asian="DejaVu Sans2" style:font-size-asian="60pt" style:font-style-asian="normal" style:font-weight-asian="normal" style:font-name-complex="DejaVu Sans2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ndalus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ndalus1" fo:font-size="44pt" fo:letter-spacing="normal" fo:font-style="normal" style:text-underline-style="none" fo:font-weight="normal" style:font-name-asian="DejaVu Sans2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1.272cm" text:min-label-width="0.792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2cm" text:min-label-width="0.792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Autonomous Intersection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14cm" svg:height="1.771cm" svg:x="25.562cm" svg:y="16.672cm">
          <text:p text:style-name="P3"><text:span text:style-name="T2">Ahmed Fayed &amp; Alex Win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4" draw:text-style-name="P2" draw:layer="layout" svg:width="29.207cm" svg:height="3.679cm" svg:x="1.297cm" svg:y="0cm">
          <text:p text:style-name="P5"><text:span text:style-name="T3">Project Scope &amp; Comple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1.297cm" svg:y="4.403cm">
          <text:list text:style-name="L2">
            <text:list-item>
              <text:p text:style-name="P6"><text:span text:style-name="T4">4-way 3-dedicated-lane intersection with a centralized architecture and minimum V2V communication.</text:span></text:p>
            </text:list-item>
            <text:list-item>
              <text:p text:style-name="P7"><text:span text:style-name="T4">No communication failure, delay, or execution error</text:span></text:p>
            </text:list-item>
            <text:list-item>
              <text:p text:style-name="P6"><text:span text:style-name="T4">We are using ROS and RViz for visualization.</text:span></text:p>
            </text:list-item>
            <text:list-item>
              <text:p text:style-name="P6"><text:span text:style-name="T4">Update:</text:span></text:p>
            </text:list-item>
          </text:list>
          <text:list text:style-name="L3">
            <text:list-item>
              <text:list>
                <text:list-item>
                  <text:p text:style-name="P6"><text:span text:style-name="T4">Visualization with RViz done</text:span></text:p>
                </text:list-item>
                <text:list-item>
                  <text:p text:style-name="P6"><text:span text:style-name="T4">More advanced ACC developed</text:span></text:p>
                </text:list-item>
                <text:list-item>
                  <text:p text:style-name="P6"><text:span text:style-name="T4">Different System modes (including our improved policy)</text:span></text:p>
                </text:list-item>
              </text:list>
            </text:list-item>
          </text:list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2" draw:text-style-name="P2" draw:layer="layout" svg:width="18.006cm" svg:height="3.692cm" svg:x="1.27cm" svg:y="0.762cm">
          <text:p text:style-name="P5"><text:span text:style-name="T6">Video for our policy with pan and zo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5" draw:text-style-name="P9" draw:layer="layout" svg:width="29.207cm" svg:height="3.679cm" svg:x="1.435cm" svg:y="0cm">
          <text:p text:style-name="P8"><text:span text:style-name="T6">Challenges &amp; Time Cru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29.185cm" svg:height="1.435cm" svg:x="1.266cm" svg:y="4.158cm">
          <text:list text:style-name="L4">
            <text:list-item>
              <text:p text:style-name="P10"><text:span text:style-name="T4">Developing a stress testing technique (on hold)</text:span></text:p>
            </text:list-item>
          </text:list>
          <text:list text:style-name="L5">
            <text:list-item>
              <text:p text:style-name="P6"><text:span text:style-name="T4">This will be what we added/updated:</text:span></text:p>
              <text:list>
                <text:list-item>
                  <text:p text:style-name="P6"><text:span text:style-name="T4">ACC</text:span></text:p>
                </text:list-item>
                <text:list-item>
                  <text:p text:style-name="P6"><text:span text:style-name="T4">RVIZ for visualization</text:span></text:p>
                  <text:list>
                    <text:list-item>
                      <text:p text:style-name="P6"><text:span text:style-name="T4">Not being able to use Tesla stl file</text:span></text:p>
                    </text:list-item>
                  </text:list>
                </text:list-item>
                <text:list-item>
                  <text:p text:style-name="P6"><text:span text:style-name="T4">Our policy</text:span></text:p>
                  <text:list>
                    <text:list-item>
                      <text:p text:style-name="P6"><text:span text:style-name="T4">Small edge cases causing failur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TextShape 1" draw:style-name="gr2" draw:text-style-name="P2" draw:layer="layout" svg:width="18.006cm" svg:height="3.692cm" svg:x="0.789cm" svg:y="0.73cm">
          <text:p text:style-name="P5"><text:span text:style-name="T6">Video with all policies running side by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custom-shape draw:name="TextShape 1" draw:style-name="gr7" draw:text-style-name="P2" draw:layer="layout" svg:width="29.207cm" svg:height="3.679cm" svg:x="1.451cm" svg:y="0cm">
          <text:p text:style-name="P5"><text:span text:style-name="T6">Have we hit our Measures of Succes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8.785cm" svg:height="10.997cm" svg:x="1.662cm" svg:y="4.558cm">
          <text:p text:style-name="P3"><text:span text:style-name="T7">Comparing efficiency (delay) between different modes</text:span></text:p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8">Traffic Lights</text:span></text:p>
                    </text:list-item>
                    <text:list-item>
                      <text:p text:style-name="P7"><text:span text:style-name="T8">Stops Signs</text:span></text:p>
                    </text:list-item>
                    <text:list-item>
                      <text:p text:style-name="P7"><text:span text:style-name="T8">Dresner &amp; Stone’s policy</text:span></text:p>
                    </text:list-item>
                    <text:list-item>
                      <text:p text:style-name="P7"><text:span text:style-name="T8">Our policy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7"><text:span text:style-name="T7">Our policy should at least provide shorter delays than current Traffic Light and Stop sign systems</text:span></text:p>
                </text:list-item>
                <text:list-item>
                  <text:p text:style-name="P7"><text:span text:style-name="T7">Stretch goal: Shorter delay than Dresner &amp; Stone’s policy</text:span></text:p>
                </text:list-item>
              </text:list>
            </text:list-item>
          </text:list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Shape 1" draw:style-name="gr7" draw:text-style-name="P2" draw:layer="layout" svg:width="29.207cm" svg:height="5.436cm" svg:x="2.328cm" svg:y="0.136cm">
          <text:p text:style-name="P13"><text:span text:style-name="T6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30.478cm" svg:height="11.047cm" svg:x="1.779cm" svg:y="5.716cm">
          <text:list text:style-name="L8">
            <text:list-item>
              <text:p text:style-name="P7"><text:span text:style-name="T9">Avg Delay: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10">Policy 0 (Old): 100 cars in 20 secs 22.4 Avg delay (took 146 sec execution)</text:span></text:p>
                </text:list-item>
                <text:list-item>
                  <text:p text:style-name="P7"><text:span text:style-name="T10">Policy 1:</text:span></text:p>
                </text:list-item>
                <text:list-item>
                  <text:p text:style-name="P7"><text:span text:style-name="T10">Policy 2: 100 cars in 20 secs 47.5 Avg delay (took 137 sec execution)</text:span></text:p>
                </text:list-item>
                <text:list-item>
                  <text:p text:style-name="P7"><text:span text:style-name="T10">Policy 3: 100 cars in 20 secs 33.7 Avg delay (took 89 sec execution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Shape 1" draw:style-name="gr7" draw:text-style-name="P2" draw:layer="layout" svg:width="29.207cm" svg:height="3.679cm" svg:x="2.328cm" svg:y="1.014cm">
          <text:p text:style-name="P13"><text:span text:style-name="T6">Extra Video with max number of cars system can hand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2" draw:layer="layout" svg:width="30.478cm" svg:height="11.047cm" svg:x="1.693cm" svg:y="4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frame presentation:style-name="pr5" draw:layer="layout" svg:width="29.207cm" svg:height="3.679cm" svg:x="2.328cm" svg:y="1.014cm" presentation:class="title" presentation:user-transformed="true">
          <draw:text-box>
            <text:p text:style-name="P14"><text:span text:style-name="T6">Extra Video with Teslas (Not Accurate)</text:span></text:p>
          </draw:text-box>
        </draw:frame>
        <draw:frame draw:style-name="gr10" draw:layer="layout" svg:width="30.478cm" svg:height="11.047cm" svg:x="1.693cm" svg:y="4.457cm" presentation:class="object" presentation:placeholder="true"/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1" svg:font-family="Andalus"/>
    <style:font-face style:name="Arial1" svg:font-family="Arial"/>
    <style:font-face style:name="Calibri1" svg:font-family="Calibri"/>
    <style:font-face style:name="DejaVu Sans2" svg:font-family="'DejaVu Sans'"/>
    <style:font-face style:name="Andalus" svg:font-family="Andalus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laceHolder 1" presentation:style-name="Mpr8" draw:text-style-name="MP5" draw:layer="backgroundobjects" svg:width="29.207cm" svg:height="3.679cm" svg:x="2.328cm" svg:y="1.014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21:37:55</meta:creation-date>
    <meta:initial-creator>Ahmed Fayed</meta:initial-creator>
    <dc:language>en-US</dc:language>
    <dc:date>2019-12-04T22:17:07.340326013</dc:date>
    <meta:editing-cycles>74</meta:editing-cycles>
    <dc:title>Autonomous Intersection Management</dc:title>
    <meta:editing-duration>P1DT17H11M17S</meta:editing-duration>
    <meta:generator>LibreOffice/5.1.6.2$Linux_X86_64 LibreOffice_project/10m0$Build-2</meta:generator>
    <meta:document-statistic meta:object-count="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